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9.91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9" draw:text-style-name="P13" draw:layer="layout" svg:width="26.43cm" svg:height="10.163cm" svg:x="1.064cm" svg:y="3.503cm">
          <draw:text-box>
            <text:list text:style-name="L3">
              <text:list-item>
                <text:p text:style-name="P11"><text:span text:style-name="T11">POST <text:s text:c="3"/>/api/v1/users/register <text:s text:c="6"/>→ Create a new user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>GET <text:s text:c="4"/>/api/users <text:s text:c="15"/>→ List all users (admin only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04T20:36:34.219770785</dc:date>
    <meta:editing-duration>PT3H13M26S</meta:editing-duration>
    <meta:editing-cycles>32</meta:editing-cycles>
    <meta:generator>LibreOffice/24.2.7.2$Linux_X86_64 LibreOffice_project/420$Build-2</meta:generator>
    <meta:document-statistic meta:object-count="44"/>
  </office:meta>
</office:document-meta>
</file>